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note">
      <style:text-properties officeooo:rsid="00034100" officeooo:paragraph-rsid="00034100"/>
    </style:style>
    <style:style style:name="P2" style:family="paragraph" style:parent-style-name="Footnote">
      <style:text-properties officeooo:rsid="000554ac" officeooo:paragraph-rsid="000554ac"/>
    </style:style>
    <style:style style:name="P3" style:family="paragraph" style:parent-style-name="Standard">
      <style:text-properties officeooo:rsid="00020580" officeooo:paragraph-rsid="00020580"/>
    </style:style>
    <style:style style:name="P4" style:family="paragraph" style:parent-style-name="Footnote">
      <style:text-properties officeooo:rsid="00034100" officeooo:paragraph-rsid="00034100"/>
    </style:style>
    <style:style style:name="P5" style:family="paragraph" style:parent-style-name="Footnote">
      <style:text-properties officeooo:rsid="000554ac" officeooo:paragraph-rsid="000554ac"/>
    </style:style>
    <style:style style:name="P6" style:family="paragraph" style:parent-style-name="Footnote">
      <style:text-properties officeooo:rsid="00036195" officeooo:paragraph-rsid="00036195"/>
    </style:style>
    <style:style style:name="T1" style:family="text">
      <style:text-properties officeooo:rsid="000554ac"/>
    </style:style>
  </office:automatic-styles>
  <office:body>
    <office:text>
      <office:forms form:automatic-focus="false" form:apply-design-mode="false"/>
      <text:tracked-changes>
        <text:changed-region xml:id="ct101879648" text:id="ct101879648">
          <text:deletion>
            <office:change-info>
              <dc:creator>Unknown Author</dc:creator>
              <dc:date>2018-09-21T13:53:57</dc:date>
            </office:change-info>
            <text:p text:style-name="P1">b</text:p>
          </text:deletion>
        </text:changed-region>
        <text:changed-region xml:id="ct101883488" text:id="ct101883488">
          <text:deletion>
            <office:change-info>
              <dc:creator>Unknown Author</dc:creator>
              <dc:date>2018-09-21T15:07:46</dc:date>
            </office:change-info>
            <text:p text:style-name="P2">n</text:p>
          </text:deletion>
        </text:changed-region>
        <text:changed-region xml:id="ct101881792" text:id="ct101881792">
          <text:deletion>
            <office:change-info>
              <dc:creator>Unknown Author</dc:creator>
              <dc:date>2018-09-21T15:07:54</dc:date>
            </office:change-info>
            <text:p text:style-name="P3">o<text:note text:id="ftn3" text:note-class="footnote"><text:note-citation/><text:note-body><text:p text:style-name="P6">def</text:p></text:note-body></text:note></text:p>
            <text:p text:style-name="P3">b<text:note text:id="ftn3" text:note-class="footnote"><text:note-citation/><text:note-body><text:p text:style-name="P2">ghi</text:p></text:note-body></text:note>ar</text:p>
            <text:p text:style-name="P3"><text:note text:id="ftn3" text:note-class="footnote"><text:note-citation/><text:note-body><text:p text:style-name="P2">jkl</text:p></text:note-body></text:note>b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note text:id="ftn1" text:note-class="footnote"><text:note-citation/><text:note-body><text:p text:style-name="P1">a<text:change text:change-id="ct101879648"/>c</text:p></text:note-body></text:note><text:span text:style-name="T1">f</text:span>o<text:change text:change-id="ct101881792"/>az<text:note text:id="ftn2" text:note-class="footnote"><text:note-citation/><text:note-body><text:p text:style-name="P2">m<text:change text:change-id="ct101883488"/>o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3:52:54.333065786</meta:creation-date>
    <dc:date>2018-09-21T15:07:57.533391236</dc:date>
    <meta:editing-duration>PT4M48S</meta:editing-duration>
    <meta:editing-cycles>6</meta:editing-cycles>
    <meta:generator>LibreOfficeDev/6.2.0.0.alpha0$Linux_X86_64 LibreOffice_project/acf705fd40ffcb62c17db302acd35c6f5e5a6fe7</meta:generator>
    <meta:document-statistic meta:table-count="0" meta:image-count="0" meta:object-count="0" meta:page-count="1" meta:paragraph-count="6" meta:word-count="6" meta:character-count="19" meta:non-whitespace-character-count="19"/>
  </office:meta>
</office:document-meta>
</file>